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RAF_49</text:p>
          </table:table-cell>
          <table:table-cell office:value-type="float" office:value="-12.4" calcext:value-type="float">
            <text:p>-12.4</text:p>
          </table:table-cell>
        </table:table-row>
        <table:table-row table:style-name="ro1">
          <table:table-cell office:value-type="string" calcext:value-type="string">
            <text:p>BRAF_62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string" calcext:value-type="string">
            <text:p>BRAF_55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1">
          <table:table-cell office:value-type="string" calcext:value-type="string">
            <text:p>BRAF_57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string" calcext:value-type="string">
            <text:p>co_crystal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string" calcext:value-type="string">
            <text:p>BRAF_15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string" calcext:value-type="string">
            <text:p>BRAF_72</text:p>
          </table:table-cell>
          <table:table-cell office:value-type="float" office:value="-11.3" calcext:value-type="float">
            <text:p>-11.3</text:p>
          </table:table-cell>
        </table:table-row>
        <table:table-row table:style-name="ro1">
          <table:table-cell office:value-type="string" calcext:value-type="string">
            <text:p>BRAF_35</text:p>
          </table:table-cell>
          <table:table-cell office:value-type="float" office:value="-11.1" calcext:value-type="float">
            <text:p>-11.1</text:p>
          </table:table-cell>
        </table:table-row>
        <table:table-row table:style-name="ro1">
          <table:table-cell office:value-type="string" calcext:value-type="string">
            <text:p>BRAF_26</text:p>
          </table:table-cell>
          <table:table-cell office:value-type="float" office:value="-11.1" calcext:value-type="float">
            <text:p>-11.1</text:p>
          </table:table-cell>
        </table:table-row>
        <table:table-row table:style-name="ro1">
          <table:table-cell office:value-type="string" calcext:value-type="string">
            <text:p>BRAF_5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BRAF_6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string" calcext:value-type="string">
            <text:p>BRAF_46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string" calcext:value-type="string">
            <text:p>BRAF_24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string" calcext:value-type="string">
            <text:p>BRAF_1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string" calcext:value-type="string">
            <text:p>BRAF_59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string" calcext:value-type="string">
            <text:p>BRAF_21</text:p>
          </table:table-cell>
          <table:table-cell office:value-type="float" office:value="-10.5" calcext:value-type="float">
            <text:p>-10.5</text:p>
          </table:table-cell>
        </table:table-row>
        <table:table-row table:style-name="ro1">
          <table:table-cell office:value-type="string" calcext:value-type="string">
            <text:p>BRAF_8</text:p>
          </table:table-cell>
          <table:table-cell office:value-type="float" office:value="-10.5" calcext:value-type="float">
            <text:p>-10.5</text:p>
          </table:table-cell>
        </table:table-row>
        <table:table-row table:style-name="ro1">
          <table:table-cell office:value-type="string" calcext:value-type="string">
            <text:p>BRAF_27</text:p>
          </table:table-cell>
          <table:table-cell office:value-type="float" office:value="-10.5" calcext:value-type="float">
            <text:p>-10.5</text:p>
          </table:table-cell>
        </table:table-row>
        <table:table-row table:style-name="ro1">
          <table:table-cell office:value-type="string" calcext:value-type="string">
            <text:p>BRAF_75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>
          <table:table-cell office:value-type="string" calcext:value-type="string">
            <text:p>BRAF_45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string" calcext:value-type="string">
            <text:p>BRAF_36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string" calcext:value-type="string">
            <text:p>BRAF_22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string" calcext:value-type="string">
            <text:p>BRAF_12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string" calcext:value-type="string">
            <text:p>BRAF_28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string" calcext:value-type="string">
            <text:p>BRAF_83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string" calcext:value-type="string">
            <text:p>BRAF_6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BRAF_47</text:p>
          </table:table-cell>
          <table:table-cell office:value-type="float" office:value="-9.9" calcext:value-type="float">
            <text:p>-9.9</text:p>
          </table:table-cell>
        </table:table-row>
        <table:table-row table:style-name="ro1">
          <table:table-cell office:value-type="string" calcext:value-type="string">
            <text:p>BRAF_54</text:p>
          </table:table-cell>
          <table:table-cell office:value-type="float" office:value="-9.9" calcext:value-type="float">
            <text:p>-9.9</text:p>
          </table:table-cell>
        </table:table-row>
        <table:table-row table:style-name="ro1">
          <table:table-cell office:value-type="string" calcext:value-type="string">
            <text:p>BRAF_13</text:p>
          </table:table-cell>
          <table:table-cell office:value-type="float" office:value="-9.9" calcext:value-type="float">
            <text:p>-9.9</text:p>
          </table:table-cell>
        </table:table-row>
        <table:table-row table:style-name="ro1">
          <table:table-cell office:value-type="string" calcext:value-type="string">
            <text:p>BRAF_43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string" calcext:value-type="string">
            <text:p>BRAF_6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string" calcext:value-type="string">
            <text:p>BRAF_38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string" calcext:value-type="string">
            <text:p>BRAF_37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string" calcext:value-type="string">
            <text:p>BRAF_82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string" calcext:value-type="string">
            <text:p>BRAF_80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string" calcext:value-type="string">
            <text:p>BRAF_69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string" calcext:value-type="string">
            <text:p>BRAF_30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string" calcext:value-type="string">
            <text:p>BRAF_23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string" calcext:value-type="string">
            <text:p>BRAF_66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string" calcext:value-type="string">
            <text:p>BRAF_74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string" calcext:value-type="string">
            <text:p>BRAF_4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string" calcext:value-type="string">
            <text:p>BRAF_9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string" calcext:value-type="string">
            <text:p>BRAF_61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string" calcext:value-type="string">
            <text:p>BRAF_25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string" calcext:value-type="string">
            <text:p>BRAF_14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string" calcext:value-type="string">
            <text:p>BRAF_73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string" calcext:value-type="string">
            <text:p>BRAF_41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string" calcext:value-type="string">
            <text:p>BRAF_19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string" calcext:value-type="string">
            <text:p>BRAF_16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string" calcext:value-type="string">
            <text:p>BRAF_4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string" calcext:value-type="string">
            <text:p>BRAF_79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string" calcext:value-type="string">
            <text:p>BRAF_33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string" calcext:value-type="string">
            <text:p>BRAF_65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string" calcext:value-type="string">
            <text:p>BRAF_77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string" calcext:value-type="string">
            <text:p>BRAF_8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RAF_6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RAF_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RAF_5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RAF_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RAF_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RAF_0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string" calcext:value-type="string">
            <text:p>BRAF_1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string" calcext:value-type="string">
            <text:p>BRAF_11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string" calcext:value-type="string">
            <text:p>BRAF_39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office:value-type="string" calcext:value-type="string">
            <text:p>BRAF_2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office:value-type="string" calcext:value-type="string">
            <text:p>BRAF_10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office:value-type="string" calcext:value-type="string">
            <text:p>BRAF_48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string" calcext:value-type="string">
            <text:p>BRAF_67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string" calcext:value-type="string">
            <text:p>BRAF_17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string" calcext:value-type="string">
            <text:p>BRAF_58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string" calcext:value-type="string">
            <text:p>BRAF_64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string" calcext:value-type="string">
            <text:p>BRAF_5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string" calcext:value-type="string">
            <text:p>BRAF_40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string" calcext:value-type="string">
            <text:p>BRAF_5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string" calcext:value-type="string">
            <text:p>BRAF_76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string" calcext:value-type="string">
            <text:p>BRAF_81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string" calcext:value-type="string">
            <text:p>BRAF_70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string" calcext:value-type="string">
            <text:p>BRAF_2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BRAF_78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string" calcext:value-type="string">
            <text:p>BRAF_50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string" calcext:value-type="string">
            <text:p>BRAF_71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string" calcext:value-type="string">
            <text:p>BRAF_31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BRAF_56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BRAF_4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string" calcext:value-type="string">
            <text:p>BRAF_34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string" calcext:value-type="string">
            <text:p>BRAF_32</text:p>
          </table:table-cell>
          <table:table-cell office:value-type="float" office:value="-7.4" calcext:value-type="float">
            <text:p>-7.4</text:p>
          </table:table-cell>
        </table:table-row>
      </table:table>
      <table:named-expressions/>
      <table:database-ranges>
        <table:database-range table:name="__Anonymous_Sheet_DB__0" table:target-range-address="Output.B1:Output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5T17:32:55.884174587</dc:date>
    <meta:editing-duration>PT27M1S</meta:editing-duration>
    <meta:editing-cycles>2</meta:editing-cycles>
    <meta:generator>LibreOffice/7.3.7.2$Linux_X86_64 LibreOffice_project/30$Build-2</meta:generator>
    <meta:document-statistic meta:table-count="1" meta:cell-count="172" meta:object-count="0"/>
  </office:meta>
</office:document-meta>
</file>